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T1" style:family="text">
      <style:text-properties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ing Mobile Games with Phaser 3 and Cordova</text:h>
      <text:p text:style-name="Text_20_body">by <text:a xlink:type="simple" xlink:href="https://gamedevacademy.org/author/thosakwe/" text:style-name="Internet_20_link" text:visited-style-name="Visited_20_Internet_20_Link">Tobe Osakwe</text:a></text:p>
      <text:p text:style-name="Text_20_body"><text:span text:style-name="T1">Find the source code for this example </text:span><text:a xlink:type="simple" xlink:href="javascript:void(0)" text:style-name="Internet_20_link" text:visited-style-name="Visited_20_Internet_20_Link"><text:span text:style-name="T1">here</text:span></text:a><text:span text:style-name="T1">.</text:span></text:p>
      <text:p text:style-name="Text_20_body">Photon Storm’s <text:a xlink:type="simple" xlink:href="https://phaser.io/" text:style-name="Internet_20_link" text:visited-style-name="Visited_20_Internet_20_Link">Phaser</text:a> is one of the most trusted frameworks for developing professional-quality 2D games in JavaScript. With Phaser, it’s feasible to make performant games that run smoothly in all major browsers, across all major systems, while only having to maintain one codebase. And now, the latest installment of Phaser has made its debut: Phaser 3.</text:p>
      <text:p text:style-name="Text_20_body">But did you know that the same code that runs in your browser can be wrapped into a “native” mobile application? By combining Phaser 3 with <text:a xlink:type="simple" xlink:href="https://cordova.apache.org/" text:style-name="Internet_20_link" text:visited-style-name="Visited_20_Internet_20_Link">Apache Cordova</text:a>, we can produce games that not only run in the browser, but can also be published to the App Store and Google Play Store.</text:p>
      <text:p text:style-name="Text_20_body">In this article, we’ll use Phaser to make a simple “game” that can be built for iOS, Android, and the Web. Though the result won’t truly be a “game” in the playable sense, the concepts it introduces will be referenced again in future tutorials where we will, indeed, create playable games.</text:p>
      <text:section text:style-name="Sect1" text:name="ez-toc-container">
        <text:p text:style-name="Text_20_body">Table of contents</text:p>
      </text:section>
      <text:section text:style-name="Sect1" text:name="Seção1">
        <text:list xml:id="list2697094012" text:style-name="L1">
          <text:list-item>
            <text:p text:style-name="P3"><text:bookmark text:name="ez-toc-container"/><text:a xlink:type="simple" xlink:href="https://gamedevacademy.org/creating-mobile-games-with-phaser-3-and-cordova/#Pre-requisites_things_to_install" text:style-name="Internet_20_link" text:visited-style-name="Visited_20_Internet_20_Link">Pre-requisites (things to install!)</text:a></text:p>
          </text:list-item>
          <text:list-item>
            <text:p text:style-name="P3"><text:a xlink:type="simple" xlink:href="https://gamedevacademy.org/creating-mobile-games-with-phaser-3-and-cordova/#Learn_Phaser_3_with_our_newest_Mini-Degree" text:style-name="Internet_20_link" text:visited-style-name="Visited_20_Internet_20_Link">Learn Phaser 3 with our newest Mini-Degree</text:a></text:p>
          </text:list-item>
          <text:list-item>
            <text:p text:style-name="P3"><text:a xlink:type="simple" xlink:href="https://gamedevacademy.org/creating-mobile-games-with-phaser-3-and-cordova/#Project_Setup" text:style-name="Internet_20_link" text:visited-style-name="Visited_20_Internet_20_Link">Project Setup</text:a></text:p>
          </text:list-item>
          <text:list-item>
            <text:p text:style-name="P3"><text:a xlink:type="simple" xlink:href="https://gamedevacademy.org/creating-mobile-games-with-phaser-3-and-cordova/#Basic_Game_Code" text:style-name="Internet_20_link" text:visited-style-name="Visited_20_Internet_20_Link">Basic Game Code</text:a></text:p>
          </text:list-item>
          <text:list-item>
            <text:p text:style-name="P3"><text:a xlink:type="simple" xlink:href="https://gamedevacademy.org/creating-mobile-games-with-phaser-3-and-cordova/#Adding_Game_Objects" text:style-name="Internet_20_link" text:visited-style-name="Visited_20_Internet_20_Link">Adding Game Objects</text:a></text:p>
          </text:list-item>
          <text:list-item>
            <text:p text:style-name="P3"><text:a xlink:type="simple" xlink:href="https://gamedevacademy.org/creating-mobile-games-with-phaser-3-and-cordova/#Animating_the_Sprite" text:style-name="Internet_20_link" text:visited-style-name="Visited_20_Internet_20_Link">Animating the Sprite</text:a></text:p>
          </text:list-item>
          <text:list-item>
            <text:p text:style-name="P3"><text:a xlink:type="simple" xlink:href="https://gamedevacademy.org/creating-mobile-games-with-phaser-3-and-cordova/#Adding_a_Background" text:style-name="Internet_20_link" text:visited-style-name="Visited_20_Internet_20_Link">Adding a Background</text:a></text:p>
          </text:list-item>
          <text:list-item>
            <text:p text:style-name="P3"><text:a xlink:type="simple" xlink:href="https://gamedevacademy.org/creating-mobile-games-with-phaser-3-and-cordova/#Scaling_the_Game" text:style-name="Internet_20_link" text:visited-style-name="Visited_20_Internet_20_Link">Scaling the Game</text:a></text:p>
          </text:list-item>
          <text:list-item>
            <text:p text:style-name="P3"><text:a xlink:type="simple" xlink:href="https://gamedevacademy.org/creating-mobile-games-with-phaser-3-and-cordova/#Infinite_Scrolling" text:style-name="Internet_20_link" text:visited-style-name="Visited_20_Internet_20_Link">Infinite Scrolling</text:a></text:p>
          </text:list-item>
          <text:list-item>
            <text:p text:style-name="P3"><text:a xlink:type="simple" xlink:href="https://gamedevacademy.org/creating-mobile-games-with-phaser-3-and-cordova/#Building_the_Game_for_iOS_and_Android" text:style-name="Internet_20_link" text:visited-style-name="Visited_20_Internet_20_Link">Building the Game for iOS and Android</text:a></text:p>
          </text:list-item>
          <text:list-item>
            <text:p text:style-name="P3"><text:a xlink:type="simple" xlink:href="https://gamedevacademy.org/creating-mobile-games-with-phaser-3-and-cordova/#Distributing_the_Game" text:style-name="Internet_20_link" text:visited-style-name="Visited_20_Internet_20_Link">Distributing the Game</text:a></text:p>
          </text:list-item>
          <text:list-item>
            <text:p text:style-name="P2"><text:a xlink:type="simple" xlink:href="https://gamedevacademy.org/creating-mobile-games-with-phaser-3-and-cordova/#Conclusion" text:style-name="Internet_20_link" text:visited-style-name="Visited_20_Internet_20_Link">Conclusion</text:a></text:p>
          </text:list-item>
        </text:list>
      </text:section>
      <text:h text:style-name="Heading_20_3" text:outline-level="3"><text:bookmark text:name="Pre-requisites_things_to_install"/>Pre-requisites (things to install!)</text:h>
      <text:p text:style-name="Text_20_body">We’ll be dealing with purely JavaScript (and tiny bit of HTML) through this tutorial, so all you need to install manually is <text:a xlink:type="simple" xlink:href="https://nodejs.org/" text:style-name="Internet_20_link" text:visited-style-name="Visited_20_Internet_20_Link">Node.js</text:a>. This will give you the <text:span text:style-name="Source_20_Text">node</text:span> and <text:span text:style-name="Source_20_Text">npm</text:span> executables on your system.</text:p>
      <text:p text:style-name="Text_20_body">Once Node.js is installed, download the Apache Cordova command line by running this command in your terminal/command prompt:</text:p>
      <text:p text:style-name="Text_20_body">npm i -g cordova</text:p>
      <text:h text:style-name="Heading_20_3" text:outline-level="3"><text:bookmark text:name="Learn_Phaser_3_with_our_newest_Mini-Degree"/>Learn Phaser 3 with our newest Mini-Degree</text:h>
      <text:p text:style-name="Text_20_body">The <text:a xlink:type="simple" xlink:href="https://academy.zenva.com/product/html5-game-phaser-mini-degree/?zva_src=gamedevacademy-preloadingscreen" text:style-name="Internet_20_link" text:visited-style-name="Visited_20_Internet_20_Link">HTML5 Game Development Mini-Degree</text:a> is now available for Pre-Order on Zenva Academy. Learn to code and make impressive games with JavaScript and Phaser 3!</text:p>
      <text:p text:style-name="Text_20_body"><text:soft-page-break/><text:a xlink:type="simple" xlink:href="https://academy.zenva.com/product/html5-game-phaser-mini-degree/?zva_src=gamedevacademy-preloadingscreen" text:style-name="Internet_20_link" text:visited-style-name="Visited_20_Internet_20_Link">Get Instant Early Access</text:a></text:p>
      <text:h text:style-name="Heading_20_3" text:outline-level="3"><text:bookmark text:name="Project_Setup"/>Project Setup</text:h>
      <text:p text:style-name="Text_20_body">Cordova includes boilerplate projects that make it much simpler to start off with a mobile-enabled project, so let’s take advantage of that, by running:</text:p>
      <text:p text:style-name="P1">cordova create hello</text:p>
      <text:p text:style-name="Text_20_body"><text:line-break/>This will create a directory named <text:span text:style-name="Source_20_Text">hello</text:span>, and copy multiple files into the project.</text:p>
      <text:p text:style-name="Text_20_body">Next, let’s install Phaser into our project. In our project directory, run the following:</text:p>
      <text:p text:style-name="P1">cd www</text:p>
      <text:p text:style-name="P1">npm init</text:p>
      <text:p text:style-name="P1">npm i --save phaser</text:p>
      <text:p text:style-name="Text_20_body"><text:line-break/>For those unfamiliar with <text:span text:style-name="Source_20_Text">npm</text:span>, the above command downloads the source code of the Phaser framework and saves a local copy in the <text:span text:style-name="Source_20_Text">www/node_modules</text:span> folder. This way, we have a copy of the code without having to download it from a CDN on every run. The reason we have to have a separate <text:span text:style-name="Source_20_Text">package.json</text:span> file in the <text:span text:style-name="Source_20_Text">www</text:span> directory is that static files are served from the <text:span text:style-name="Source_20_Text">www</text:span> directory, and <text:span text:style-name="Strong_20_Emphasis">not</text:span> from our project root. If Phaser were installed in the project root, we would never be able to access it in the browser.</text:p>
      <text:p text:style-name="Text_20_body">Next, let’s add support for running our app in a browser. We’ll add support for running on iOS and Android later. Run this:</text:p>
      <text:p text:style-name="P1">cordova platform add browser</text:p>
      <text:p text:style-name="P1"><text:line-break/>Next, we’ll want to add support for live-reloading our changes when we edit our file. Otherwise, Cordova will only ever serve one version of our files, which will lead to a lot of head scratching and wondering why errors seemingly don’t vanish, even after changing your code! Run this command:</text:p>
      <text:p text:style-name="P1">cordova plugin add cordova-plugin-browsersync</text:p>
      <text:p text:style-name="P1"><text:line-break/>Now that we’ve set our project for development, let’s run the HTTP server:</text:p>
      <text:p text:style-name="P1">cordova run browser --live-reload</text:p>
      <text:p text:style-name="Text_20_body"><text:line-break/>Now, you should be able to visit <text:a xlink:type="simple" xlink:href="http://localhost:8000/index.html" text:style-name="Internet_20_link" text:visited-style-name="Visited_20_Internet_20_Link">http://localhost:8000/index.html</text:a> to view your game in action.</text:p>
      <text:h text:style-name="Heading_20_3" text:outline-level="3"><text:bookmark text:name="Basic_Game_Code"/>Basic Game Code</text:h>
      <text:p text:style-name="Text_20_body">First, let’s remove the starter code that Cordova gives us; we won’t be needing it anymore. Remove the <text:span text:style-name="Source_20_Text">&lt;div id="app"&gt;...&lt;/div&gt;</text:span> code in <text:span text:style-name="Source_20_Text">index.html</text:span>, and add a reference to our downloaded Phaser source, so that the file looks like the following, ignoring comments:</text:p>
      <text:p text:style-name="P1">&lt;html&gt;</text:p>
      <text:p text:style-name="P1">&lt;head&gt;</text:p>
      <text:p text:style-name="P1">&lt;meta http-equiv="Content-Security-Policy" content="default-src 'self' data: gap: https://ssl.gstatic.com 'unsafe-eval'; style-src 'self' 'unsafe-inline'; media-src *; img-src 'self' data: content:;"&gt;</text:p>
      <text:p text:style-name="P1"><text:soft-page-break/>&lt;meta name="format-detection" content="telephone=no"&gt;</text:p>
      <text:p text:style-name="P1">&lt;meta name="msapplication-tap-highlight" content="no"&gt;</text:p>
      <text:p text:style-name="P1">&lt;meta name="viewport" content="user-scalable=no, initial-scale=1, maximum-scale=1, minimum-scale=1, width=device-width"&gt;</text:p>
      <text:p text:style-name="P1">&lt;link rel="stylesheet" type="text/css" href="css/index.css"&gt;</text:p>
      <text:p text:style-name="P1">&lt;title&gt;Hello World&lt;/title&gt;</text:p>
      <text:p text:style-name="P1">&lt;/head&gt;</text:p>
      <text:p text:style-name="P1">&lt;body&gt;</text:p>
      <text:p text:style-name="P1">&lt;script type="text/javascript" src="cordova.js"&gt;&lt;/script&gt;</text:p>
      <text:p text:style-name="P1">&lt;script type="text/javascript" src="js/index.js"&gt;&lt;/script&gt;</text:p>
      <text:p text:style-name="P1">&lt;/body&gt;</text:p>
      <text:p text:style-name="P1">&lt;/html&gt;</text:p>
      <text:p text:style-name="Text_20_body"><text:line-break/>Feel free to remove the <text:span text:style-name="Source_20_Text">Content-Security-Policy</text:span> tag in the <text:span text:style-name="Source_20_Text">head</text:span>. Though it’s a smart choice for security, if you are unfamiliar with CSP, it can be a rather confusing roadblock for such a simple tutorial.</text:p>
      <text:p text:style-name="Text_20_body">Next, let’s add some code in <text:span text:style-name="Source_20_Text">js/index.js</text:span> to start up a Phaser instance:</text:p>
      <text:p text:style-name="P1">document.addEventListener('deviceready', function() {</text:p>
      <text:p text:style-name="P1">var config = {</text:p>
      <text:p text:style-name="P1">type: Phaser.WEBGL,</text:p>
      <text:p text:style-name="P1">parent: 'game',</text:p>
      <text:p text:style-name="P1">scene: {</text:p>
      <text:p text:style-name="P1">preload: preload,</text:p>
      <text:p text:style-name="P1">create: create</text:p>
      <text:p text:style-name="P1">}</text:p>
      <text:p text:style-name="P1">};</text:p>
      <text:p text:style-name="P1">var game = new Phaser.Game(config);</text:p>
      <text:p text:style-name="P1">function preload() {</text:p>
      <text:p text:style-name="P1">}</text:p>
      <text:p text:style-name="P1">function create() {</text:p>
      <text:p text:style-name="P1">} </text:p>
      <text:p text:style-name="P1">});</text:p>
      <text:p text:style-name="Text_20_body"><text:line-break/>Even in this relatively small code snippet, there’s quite a bit going on:</text:p>
      <text:list xml:id="list2402953294" text:style-name="L2">
        <text:list-item>
          <text:p text:style-name="P5">We create a <text:span text:style-name="Emphasis">configuration object</text:span>, which we pass to the <text:span text:style-name="Source_20_Text">Phaser.Game</text:span> constructor to specify where the framework should call our code.</text:p>
        </text:list-item>
        <text:list-item>
          <text:p text:style-name="P5">We indicate to Phaser, via, <text:span text:style-name="Source_20_Text">type: Phaser.WEBGL</text:span>, that we want to use the WebGL-based renderer, which is faster than plain Canvas 2D-based rendering.</text:p>
        </text:list-item>
        <text:list-item>
          <text:p text:style-name="P5">We tell Phaser to render into an existing <text:span text:style-name="Source_20_Text">&lt;canvas&gt;</text:span> where <text:span text:style-name="Source_20_Text">id="game"</text:span>, or to create such a <text:span text:style-name="Source_20_Text">&lt;canvas&gt;</text:span> element if one does not exist.</text:p>
        </text:list-item>
        <text:list-item>
          <text:p text:style-name="P4">We embed a <text:span text:style-name="Source_20_Text">scene</text:span> object, which points to two functions Phaser will call at different points in the game lifecycle.</text:p>
        </text:list-item>
      </text:list>
      <text:p text:style-name="Text_20_body">Now, let’s run our game! Type the following in your terminal:</text:p>
      <text:p text:style-name="P1"><text:soft-page-break/>cordova run browser -- --livereload</text:p>
      <text:p text:style-name="P1"><text:line-break/>Next, to actually see the game in your browser, visit <text:a xlink:type="simple" xlink:href="http://localhost:8000/" text:style-name="Internet_20_link" text:visited-style-name="Visited_20_Internet_20_Link"><text:span text:style-name="Source_20_Text">http://localhost:8000</text:span></text:a> in your browser. Check out the output!</text:p>
      <text:p text:style-name="P1"/>
      <text:p text:style-name="P1">Beautiful! It’s an empty black screen!</text:p>
      <text:h text:style-name="Heading_20_3" text:outline-level="3"><text:bookmark text:name="Adding_Game_Objects"/>Adding Game Objects</text:h>
      <text:p text:style-name="Text_20_body">As you can probably imagine, nobody wants to just sit there and stare at an infinitely-blank screen. So let’s spruce it up and add something that moves!</text:p>
      <text:p text:style-name="Text_20_body">Phaser has long been based on object-oriented programming, but Phaser 3 introduces the categorization of certain objects as <text:span text:style-name="Emphasis">game objects</text:span>, which share common functionality while achieving different goals. The kind of game object we’ll be adding now is called a <text:span text:style-name="Emphasis">sprite</text:span>, which in the 2D world means “image that represents an object.” Common examples of sprites include animated sprites, which are often used to represent characters in games.</text:p>
      <text:p text:style-name="Text_20_body">Even though a sprite by itself is just an image, in the context of a game engine like Phaser, it is frequently associated with physics computations, and provides an abstraction through which a game can programmatically change what’s visible on screen in a logical way.</text:p>
      <text:p text:style-name="Text_20_body">Using an asset from <text:a xlink:type="simple" xlink:href="http://kenney.nl/" text:style-name="Internet_20_link" text:visited-style-name="Visited_20_Internet_20_Link">Kenney</text:a>, let’s load an image and draw it to the screen.</text:p>
      <text:p text:style-name="Text_20_body"/>
      <text:p text:style-name="Text_20_body">First, let’s download the <text:a xlink:type="simple" xlink:href="http://kenney.nl/assets/tappy-plane" text:style-name="Internet_20_link" text:visited-style-name="Visited_20_Internet_20_Link">Tappy Plane Asset Pack</text:a>. Copy <text:span text:style-name="Source_20_Text">SpriteSheet/sheet.png</text:span> and <text:span text:style-name="Source_20_Text">SpriteSheet/sheet.xml</text:span> into the local <text:span text:style-name="Source_20_Text">www/img</text:span> directory. We’ll load these into our game by modifying our <text:span text:style-name="Source_20_Text">preload</text:span> and <text:span text:style-name="Source_20_Text">create</text:span> functions as follows:</text:p>
      <text:p text:style-name="P1">function preload() {</text:p>
      <text:p text:style-name="P1">this.load.atlas('sheet', 'img/sheet.png', 'img/sheet.json');</text:p>
      <text:p text:style-name="P1">}</text:p>
      <text:p text:style-name="P1">function create() {</text:p>
      <text:p text:style-name="P1">this.add.sprite(400, 300, 'sheet', 'planeBlue1.png');</text:p>
      <text:p text:style-name="P1">}</text:p>
      <text:p text:style-name="Text_20_body"><text:line-break/>Note that <text:span text:style-name="Source_20_Text">img/sheet.json</text:span> is included in the project assets, and is based on the contents of <text:span text:style-name="Source_20_Text">img/sheet.xml</text:span>.</text:p>
      <text:p text:style-name="Text_20_body">Quite a bit happened in the lines above. First, we told Phaser that we have a texture file, <text:span text:style-name="Source_20_Text">img/sheet.png</text:span>, and that the framework should use the contents of <text:span text:style-name="Source_20_Text">img/sheet.json</text:span> to find the location of frames within the image. <text:span text:style-name="Source_20_Text">img/sheet.json</text:span> contains a map of <text:span text:style-name="Source_20_Text">frames</text:span> that map names (i.e. <text:span text:style-name="Source_20_Text">planeBlue1.png</text:span>) to distinct locations and sizes within the texture file, which contains the entire Tappy Plane pack compressed into a single image.</text:p>
      <text:p text:style-name="Text_20_body">Next, we created a sprite that references <text:span text:style-name="Source_20_Text">planeBlue1.png</text:span> within our <text:span text:style-name="Source_20_Text">sheet</text:span> asset. As mentioned earlier, though a <text:span text:style-name="Source_20_Text">Sprite</text:span> is just an image, in Phaser, we can use it to perform physics computations and another complex transformations.</text:p>
      <text:p text:style-name="Text_20_body">Refresh the page to see the current game:</text:p>
      <text:p text:style-name="Text_20_body"><text:soft-page-break/></text:p>
      <text:h text:style-name="Heading_20_3" text:outline-level="3"><text:bookmark text:name="Animating_the_Sprite"/>Animating the Sprite</text:h>
      <text:p text:style-name="Text_20_body">The blue plane sprite included in Kenney’s Tappy Plane pack includes three frames, which can be combined to create an animation. Change the <text:span text:style-name="Source_20_Text">create</text:span> function as follows:</text:p>
      <text:p text:style-name="P1">function create() {</text:p>
      <text:p text:style-name="P1">this.anims.create({</text:p>
      <text:p text:style-name="P1">key: 'plane',</text:p>
      <text:p text:style-name="P1">repeat: -1,</text:p>
      <text:p text:style-name="P1">frameRate: 10,</text:p>
      <text:p text:style-name="P1">frames: this.anims.generateFrameNames('sheet', { start: 1, end: 3, prefix: 'planeBlue', suffix: '.png' })</text:p>
      <text:p text:style-name="P1">});</text:p>
      <text:p text:style-name="P1">var plane = this.add.sprite(400, 300, 'sheet').play('plane');</text:p>
      <text:p text:style-name="P1">}</text:p>
      <text:p text:style-name="Text_20_body"><text:line-break/>Firstly, we register an animation configuration in Phaser’s <text:span text:style-name="Source_20_Text">AnimationManager</text:span>. Using the <text:span text:style-name="Source_20_Text">generateFrameNames</text:span> helper, we specify that the animation contains the frames <text:span text:style-name="Source_20_Text">planeBlue1.png</text:span>, <text:span text:style-name="Source_20_Text">planeBlue2.png</text:span>, and <text:span text:style-name="Source_20_Text">planeBlue3.png</text:span>. The animation we create, named <text:span text:style-name="Source_20_Text">plane</text:span>, can be applied to any sprite; however, for this example, we will only apply it to our plane sprite.</text:p>
      <text:p text:style-name="Text_20_body">Next, we add <text:span text:style-name="Source_20_Text">.play('plane')</text:span> to our instantiation of the plane sprite. Reload the page, and you’ll see the plane’s turbine spinning infinitely!</text:p>
      <text:p text:style-name="Text_20_body">Note that the <text:span text:style-name="Source_20_Text">plane</text:span> key corresponds to the <text:span text:style-name="Source_20_Text">key</text:span> of the animation object we created.</text:p>
      <text:h text:style-name="Heading_20_3" text:outline-level="3"><text:bookmark text:name="Adding_a_Background"/>Adding a Background</text:h>
      <text:p text:style-name="Text_20_body">Of course, a game with a boring, empty background is (usually) a boring, empty game. Let’s add a background sprite, right <text:span text:style-name="Emphasis">before</text:span> creating our plane. <text:span text:style-name="Source_20_Text">create</text:span> should look like this:</text:p>
      <text:p text:style-name="P1">function create() {</text:p>
      <text:p text:style-name="P1">this.anims.create({ ... });</text:p>
      <text:p text:style-name="P1">this.add.image(0, 0, 'sheet', 'background.png').setOrigin(0);</text:p>
      <text:p text:style-name="P1">var plane = this.add.sprite(400, 300, 'sheet').play('plane');</text:p>
      <text:p text:style-name="P1">}</text:p>
      <text:p text:style-name="Text_20_body"><text:line-break/>Note the <text:span text:style-name="Source_20_Text">setOrigin(0)</text:span>, which tells the image to position itself according to its top-left corner, rather than the middle (the default origin is <text:span text:style-name="Source_20_Text">0.5</text:span>).</text:p>
      <text:p text:style-name="Text_20_body">Let’s take a look at the game now:</text:p>
      <text:p text:style-name="Text_20_body"/>
      <text:h text:style-name="Heading_20_3" text:outline-level="3"><text:bookmark text:name="Scaling_the_Game"/><text:soft-page-break/>Scaling the Game</text:h>
      <text:p text:style-name="Text_20_body">As you’ve likely noticed, there’s still a lot of dead space. We can eliminate this by explicitly sizing the game canvas to the size of our background image, <text:span text:style-name="Source_20_Text">800x480</text:span>.</text:p>
      <text:p text:style-name="Text_20_body">Modify the game configuration like so:</text:p>
      <text:p text:style-name="P1">var config = {</text:p>
      <text:p text:style-name="P1">type: Phaser.WEBGL,</text:p>
      <text:p text:style-name="P1">parent: 'game',</text:p>
      <text:p text:style-name="P1">width: 800,</text:p>
      <text:p text:style-name="P1">height: 480,</text:p>
      <text:p text:style-name="P1">scene: {</text:p>
      <text:p text:style-name="P1">preload: preload,</text:p>
      <text:p text:style-name="P1">create: create</text:p>
      <text:p text:style-name="P1">}</text:p>
      <text:p text:style-name="P1">};</text:p>
      <text:p text:style-name="Text_20_body"><text:line-break/>And voila, empty space gone!</text:p>
      <text:h text:style-name="Heading_20_2" text:outline-level="2"/>
      <text:p text:style-name="Text_20_body">One caveat to mobile development is that there is no guarantee of the size of a screen. Even within the context of one device, a resize of the window or orientation switch can throw the scaling of your game completely off-balance. However, with some simple math, we can responsively resize our game. Change your <text:span text:style-name="Source_20_Text">create</text:span> function as follows (<text:a xlink:type="simple" xlink:href="http://www.html5gamedevs.com/topic/36607-scaling-the-canvas-for-pixel-art/?do=findComment&amp;comment=209927" text:style-name="Internet_20_link" text:visited-style-name="Visited_20_Internet_20_Link">source</text:a>):</text:p>
      <text:p text:style-name="P1">function create() {</text:p>
      <text:p text:style-name="P1">window.addEventListener('resize', resize);</text:p>
      <text:p text:style-name="P1">resize();</text:p>
      <text:p text:style-name="P1">// Earlier code omitted</text:p>
      <text:p text:style-name="P1">}</text:p>
      <text:p text:style-name="P1"><text:line-break/>Next, implement the <text:span text:style-name="Source_20_Text">resize</text:span> function that auto-resize our game canvas:</text:p>
      <text:p text:style-name="P1">function resize() {</text:p>
      <text:p text:style-name="P1">var canvas = game.canvas, width = window.innerWidth, height = window.innerHeight;</text:p>
      <text:p text:style-name="P1">var wratio = width / height, ratio = canvas.width / canvas.height;</text:p>
      <text:p text:style-name="P1">if (wratio &lt; ratio) {</text:p>
      <text:p text:style-name="P1">canvas.style.width = width + "px";</text:p>
      <text:p text:style-name="P1">canvas.style.height = (width / ratio) + "px";</text:p>
      <text:p text:style-name="P1">} else {</text:p>
      <text:p text:style-name="P1">canvas.style.width = (height * ratio) + "px";</text:p>
      <text:p text:style-name="P1">canvas.style.height = height + "px";</text:p>
      <text:p text:style-name="P1">}</text:p>
      <text:p text:style-name="P1">}</text:p>
      <text:p text:style-name="Text_20_body"><text:line-break/>Now, the game will resize automatically when the window does!</text:p>
      <text:h text:style-name="Heading_20_3" text:outline-level="3"><text:bookmark text:name="Infinite_Scrolling"/><text:soft-page-break/>Infinite Scrolling</text:h>
      <text:p text:style-name="Text_20_body">As is the nature of Tappy Plane and Flappy Bird, our background should scroll infinitely. Fortunately, it’s simple to implement this in Phaser. First, let’s update our game configuration to point to an <text:span text:style-name="Source_20_Text">update</text:span> function we will create. This function will be called once per frame.</text:p>
      <text:p text:style-name="P1">var config = {</text:p>
      <text:p text:style-name="P1">type: Phaser.WEBGL,</text:p>
      <text:p text:style-name="P1">parent: 'game',</text:p>
      <text:p text:style-name="P1">width: 800,</text:p>
      <text:p text:style-name="P1">height: 480,</text:p>
      <text:p text:style-name="P1">scene: {</text:p>
      <text:p text:style-name="P1">preload: preload,</text:p>
      <text:p text:style-name="P1">create: create,</text:p>
      <text:p text:style-name="P1">update: update</text:p>
      <text:p text:style-name="P1">}</text:p>
      <text:p text:style-name="P1">};</text:p>
      <text:p text:style-name="P1"><text:line-break/>Next, let’s change our <text:span text:style-name="Source_20_Text">create</text:span> function to declare the background image as a <text:span text:style-name="Emphasis">tile sprite</text:span> instead. A tile sprite is a special sprite that can update its position relative to the camera, to create parallax/infinite scrolling phenomena.</text:p>
      <text:p text:style-name="P1">this.bg = this.add.tileSprite(0, 0, 800, 480, 'sheet', 'background.png').setOrigin(0);</text:p>
      <text:p text:style-name="P1"><text:line-break/>Lastly, let’s actually implement that <text:span text:style-name="Source_20_Text">update</text:span> function:</text:p>
      <text:p text:style-name="P1">function update() {</text:p>
      <text:p text:style-name="P1">this.bg.tilePositionX += 5;</text:p>
      <text:p text:style-name="P1">}</text:p>
      <text:p text:style-name="Text_20_body"><text:line-break/> </text:p>
      <text:p text:style-name="Text_20_body">Refresh the game, and you’ll see the background continuously scrolling, repeating itself once it reaches the end of the screen.</text:p>
      <text:p text:style-name="Text_20_body">Note that though we are <text:span text:style-name="Emphasis">adding</text:span> to <text:span text:style-name="Source_20_Text">tilePositionX</text:span>, it looks as though the background is moving to the left. It helps to think of tile sprites as an endless wallpaper, that we are only viewing a certain piece of at a time. When <text:span text:style-name="Source_20_Text">tilePositionX</text:span> increases, this is analogous to the viewer’s eyes moving to the right, which creates a parallax effect moving to the left.</text:p>
      <text:h text:style-name="Heading_20_3" text:outline-level="3"><text:bookmark text:name="Building_the_Game_for_iOS_and_Android"/>Building the Game for iOS and Android</text:h>
      <text:p text:style-name="Text_20_body">Now for the fun part: Running our game on mobile! First off, add the <text:span text:style-name="Source_20_Text">ios</text:span> and <text:span text:style-name="Source_20_Text">android</text:span> platforms to the codebase:</text:p>
      <text:p text:style-name="P1">cordova platform add ios android</text:p>
      <text:p text:style-name="Text_20_body"><text:line-break/>If this errors, you may need to delete <text:span text:style-name="Source_20_Text">package-lock.json</text:span>.</text:p>
      <text:p text:style-name="Text_20_body">Next, we can use <text:span text:style-name="Source_20_Text">cordova</text:span> to run our app in an emulator:</text:p>
      <text:p text:style-name="P1">cordova emulate ios</text:p>
      <text:p text:style-name="Text_20_body"><text:soft-page-break/><text:line-break/>This will bring our app up in the iOS Simulator (granted, you’ll need to install that, which comes bundled with XCode, first):</text:p>
      <text:p text:style-name="Text_20_body"/>
      <text:h text:style-name="Heading_20_3" text:outline-level="3"><text:bookmark text:name="Distributing_the_Game"/>Distributing the Game</text:h>
      <text:p text:style-name="Text_20_body">Lastly, we eventually will want to publish and distribute our game. Whether through the App Store, the Google Play Store, or another app distribution platform, our game needs to be downloadable and easily accessible in order for our users to get their hands on it.</text:p>
      <text:p text:style-name="Text_20_body">Firstly, you’ll need to build your app in release mode. Try the following for iOS:</text:p>
      <text:p text:style-name="P1">cordova build --release ios</text:p>
      <text:p text:style-name="Text_20_body"><text:line-break/>The steps to build a properly signed application for iOS are quite intensive, and include the following steps:</text:p>
      <text:list xml:id="list1067123023" text:style-name="L3">
        <text:list-item>
          <text:p text:style-name="P7">Sign the application</text:p>
        </text:list-item>
        <text:list-item>
          <text:p text:style-name="P7">Register an app ID</text:p>
        </text:list-item>
        <text:list-item>
          <text:p text:style-name="P7">Make a provisioning profile</text:p>
        </text:list-item>
        <text:list-item>
          <text:p text:style-name="P7">Modify app configuration</text:p>
        </text:list-item>
        <text:list-item>
          <text:p text:style-name="P6">Submit to the App Store</text:p>
        </text:list-item>
      </text:list>
      <text:p text:style-name="Text_20_body">This process is well summarized in <text:a xlink:type="simple" xlink:href="http://www.9bitstudios.com/2016/01/submit-apache-cordova-applications-for-ios-and-android-to-the-apple-app-store-google-play/" text:style-name="Internet_20_link" text:visited-style-name="Visited_20_Internet_20_Link">this article</text:a>; for the sake of not reinventing the wheel, I’ve linked to it, rather than rewriting content.</text:p>
      <text:p text:style-name="Text_20_body">After that, you’re done! Good work.</text:p>
      <text:h text:style-name="Heading_20_3" text:outline-level="3"><text:bookmark text:name="Conclusion"/>Conclusion</text:h>
      <text:p text:style-name="Text_20_body">Apache Cordova is a great solution for running applications originally aimed at web browsers on mobile devices. By wrapping such applications in webview wrappers, Cordova lets us produce a “native” (notice the quotes) experience across multiple platforms. This is great when writing games, because it eliminates the need for rewriting code to target different platforms.</text:p>
      <text:p text:style-name="Text_20_body">With Phaser, we can create games with Cordova that run in the browser, iOS, and Android.</text:p>
      <text:p text:style-name="Text_20_body">Stick around for the next tutorial, where we continue with the Tappy Plane Pack and turn this into a real game!</text:p>
      <text:p text:style-name="P1"><text:a xlink:type="simple" xlink:href="https://gamedevacademy.org/creating-mobile-games-with-phaser-3-and-cordova/" text:style-name="Internet_20_link" text:visited-style-name="Visited_20_Internet_20_Link">https://gamedevacademy.org/creating-mobile-games-with-phaser-3-and-cordova/</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16:46:31.346875244</meta:creation-date>
    <dc:date>2022-12-14T16:48:37.338059197</dc:date>
    <meta:editing-duration>PT2M8S</meta:editing-duration>
    <meta:editing-cycles>1</meta:editing-cycles>
    <meta:document-statistic meta:table-count="0" meta:image-count="0" meta:object-count="0" meta:page-count="8" meta:paragraph-count="202" meta:word-count="2226" meta:character-count="14013" meta:non-whitespace-character-count="11991"/>
    <meta:generator>LibreOffice/7.3.7.2$Linux_X86_64 LibreOffice_project/30$Build-2</meta:generator>
  </office:meta>
</office:document-meta>
</file>